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2" svg:font-family="Consolas" style:font-family-generic="modern" style:font-pitch="fixed"/>
    <style:font-face style:name="Consolas" svg:font-family="Consolas" style:font-adornments="Negrita" style:font-family-generic="modern" style:font-pitch="fixed"/>
    <style:font-face style:name="Arial3" svg:font-family="Arial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1" svg:font-family="Arial" style:font-family-generic="modern" style:font-pitch="variable"/>
    <style:font-face style:name="Consolas1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283739" draw:fill="solid" draw:fill-color="#283739" draw:textarea-horizontal-align="justify" draw:textarea-vertical-align="middle" draw:auto-grow-height="false" fo:min-height="2.048cm" fo:min-width="1.976cm"/>
    </style:style>
    <style:style style:name="gr2" style:family="graphic" style:parent-style-name="standard">
      <style:graphic-properties draw:stroke="none" svg:stroke-color="#283739" draw:fill="solid" draw:fill-color="#2c5d63" draw:textarea-horizontal-align="justify" draw:textarea-vertical-align="middle" draw:auto-grow-height="false" fo:min-height="2.048cm" fo:min-width="1.976cm"/>
    </style:style>
    <style:style style:name="gr3" style:family="graphic" style:parent-style-name="standard">
      <style:graphic-properties draw:stroke="none" svg:stroke-color="#283739" draw:fill="solid" draw:fill-color="#a2c11c" draw:textarea-horizontal-align="justify" draw:textarea-vertical-align="middle" draw:auto-grow-height="false" fo:min-height="2.048cm" fo:min-width="1.976cm"/>
    </style:style>
    <style:style style:name="gr4" style:family="graphic" style:parent-style-name="standard">
      <style:graphic-properties draw:stroke="none" svg:stroke-color="#283739" draw:fill="solid" draw:fill-color="#e0e0e0" draw:textarea-horizontal-align="justify" draw:textarea-vertical-align="middle" draw:auto-grow-height="false" fo:min-height="2.048cm" fo:min-width="1.976cm"/>
    </style:style>
    <style:style style:name="gr5" style:family="graphic" style:parent-style-name="standard">
      <style:graphic-properties draw:stroke="none" draw:fill-color="#e0e0e0" draw:textarea-horizontal-align="justify" draw:textarea-vertical-align="middle" draw:auto-grow-height="false" fo:min-height="10.58cm" fo:min-width="10.58cm"/>
    </style:style>
    <style:style style:name="gr6" style:family="graphic" style:parent-style-name="standard">
      <style:graphic-properties draw:stroke="none" svg:stroke-color="#283739" draw:fill-color="#2c5d63" draw:textarea-horizontal-align="justify" draw:textarea-vertical-align="middle" draw:auto-grow-height="false" fo:min-height="5.054cm" fo:min-width="1.622cm"/>
    </style:style>
    <style:style style:name="gr7" style:family="graphic" style:parent-style-name="standard">
      <style:graphic-properties draw:stroke="none" draw:fill-color="#e0e0e0" draw:textarea-vertical-align="middle"/>
    </style:style>
    <style:style style:name="gr8" style:family="graphic" style:parent-style-name="standard">
      <style:graphic-properties draw:stroke="none" svg:stroke-color="#283739" draw:fill-color="#2c5d63" draw:textarea-horizontal-align="justify" draw:textarea-vertical-align="middle" draw:auto-grow-height="false" fo:min-height="5.054cm" fo:min-width="2.586cm"/>
    </style:style>
    <style:style style:name="gr9" style:family="graphic" style:parent-style-name="standard">
      <style:graphic-properties draw:stroke="none" svg:stroke-color="#283739" draw:fill-color="#283739" draw:textarea-horizontal-align="justify" draw:textarea-vertical-align="middle" draw:auto-grow-height="false" fo:min-height="2.402cm" fo:min-width="2.86cm"/>
    </style:style>
    <style:style style:name="gr10" style:family="graphic" style:parent-style-name="standard">
      <style:graphic-properties draw:stroke="none" svg:stroke-color="#283739" draw:fill="solid" draw:fill-color="#a2c11c" draw:textarea-horizontal-align="justify" draw:textarea-vertical-align="middle" draw:auto-grow-height="false" fo:min-height="0.988cm" fo:min-width="1.446cm"/>
    </style:style>
    <style:style style:name="gr11" style:family="graphic" style:parent-style-name="standard">
      <style:graphic-properties draw:stroke="none" draw:fill-color="#a2c11c" draw:textarea-horizontal-align="justify" draw:textarea-vertical-align="middle" draw:auto-grow-height="false" fo:min-height="10.58cm" fo:min-width="10.58cm"/>
    </style:style>
    <style:style style:name="gr12" style:family="graphic" style:parent-style-name="standard">
      <style:graphic-properties draw:stroke="none" svg:stroke-color="#283739" draw:fill-color="#2c5d63" draw:textarea-horizontal-align="justify" draw:textarea-vertical-align="middle" draw:auto-grow-height="false" fo:min-height="5.054cm" fo:min-width="1.622cm" draw:shadow="hidden"/>
    </style:style>
    <style:style style:name="gr13" style:family="graphic" style:parent-style-name="standard">
      <style:graphic-properties draw:stroke="none" draw:fill-color="#e0e0e0" draw:textarea-horizontal-align="center" draw:textarea-vertical-align="middle"/>
    </style:style>
    <style:style style:name="gr14" style:family="graphic" style:parent-style-name="standard">
      <style:graphic-properties draw:stroke="none" svg:stroke-color="#283739" draw:fill-color="#2c5d63" draw:textarea-horizontal-align="justify" draw:textarea-vertical-align="middle" draw:auto-grow-height="false" fo:min-height="5.054cm" fo:min-width="2.586cm" draw:shadow="hidden"/>
    </style:style>
    <style:style style:name="gr15" style:family="graphic" style:parent-style-name="standard">
      <style:graphic-properties draw:stroke="none" draw:fill-color="#a2c11c" draw:textarea-horizontal-align="justify" draw:textarea-vertical-align="middle" draw:auto-grow-height="false" fo:min-height="7.44cm" fo:min-width="7.368cm"/>
    </style:style>
    <style:style style:name="gr16" style:family="graphic" style:parent-style-name="standard">
      <style:graphic-properties draw:stroke="none" svg:stroke-color="#283739" draw:fill-color="#2c5d63" draw:textarea-horizontal-align="justify" draw:textarea-vertical-align="middle" draw:auto-grow-height="false" fo:min-height="3.516cm" fo:min-width="1.007cm"/>
    </style:style>
    <style:style style:name="gr17" style:family="graphic" style:parent-style-name="standard">
      <style:graphic-properties draw:stroke="none" svg:stroke-color="#283739" draw:fill-color="#2c5d63" draw:textarea-horizontal-align="justify" draw:textarea-vertical-align="middle" draw:auto-grow-height="false" fo:min-height="3.517cm" fo:min-width="1.006cm"/>
    </style:style>
    <style:style style:name="gr18" style:family="graphic" style:parent-style-name="standard">
      <style:graphic-properties draw:stroke="solid" svg:stroke-width="0.1cm" svg:stroke-color="#a2c11c" draw:marker-start="" draw:marker-start-width="0.41cm" draw:marker-start-center="false" draw:marker-end="" draw:marker-end-width="0.41cm" draw:marker-end-center="false" draw:stroke-linejoin="miter" draw:fill="solid" draw:fill-color="#2c5d63" draw:secondary-fill-color="#d4ea6b" draw:opacity="100%" draw:textarea-horizontal-align="center" draw:textarea-vertical-align="middle" draw:auto-grow-height="false" draw:fit-to-size="false" style:shrink-to-fit="false" fo:min-height="3.992cm" fo:min-width="16.631cm" fo:padding-top="0.166cm" fo:padding-bottom="0.166cm" fo:padding-left="0.286cm" fo:padding-right="0.286cm" fo:wrap-option="wrap" draw:shadow="hidden" draw:shadow-offset-x="0.071cm" draw:shadow-offset-y="0.071cm" draw:shadow-color="#808080" draw:shadow-opacity="100%"/>
      <style:paragraph-properties style:writing-mode="lr-tb"/>
    </style:style>
    <style:style style:name="gr19" style:family="graphic" style:parent-style-name="standard">
      <style:graphic-properties draw:stroke="none" svg:stroke-color="#283739" draw:fill-color="#2c5d63" draw:textarea-horizontal-align="justify" draw:textarea-vertical-align="middle" draw:auto-grow-height="false" fo:min-height="3.517cm" fo:min-width="1.691cm"/>
    </style:style>
    <style:style style:name="gr20" style:family="graphic" style:parent-style-name="standard">
      <style:graphic-properties draw:stroke="none" svg:stroke-color="#283739" draw:fill-color="#283739" draw:textarea-horizontal-align="justify" draw:textarea-vertical-align="middle" draw:auto-grow-height="false" fo:min-height="1.634cm" fo:min-width="1.885cm"/>
    </style:style>
    <style:style style:name="gr21" style:family="graphic" style:parent-style-name="standard">
      <style:graphic-properties draw:stroke="none" svg:stroke-color="#283739" draw:fill="solid" draw:fill-color="#a2c11c" draw:textarea-horizontal-align="justify" draw:textarea-vertical-align="middle" draw:auto-grow-height="false" fo:min-height="0.628cm" fo:min-width="0.881cm"/>
    </style:style>
    <style:style style:name="gr22" style:family="graphic" style:parent-style-name="standard">
      <style:graphic-properties draw:stroke="solid" svg:stroke-width="0.1cm" svg:stroke-color="#2c5d63" draw:marker-start="" draw:marker-start-width="0.41cm" draw:marker-start-center="false" draw:marker-end="" draw:marker-end-width="0.41cm" draw:marker-end-center="false" draw:stroke-linejoin="miter" draw:fill="solid" draw:fill-color="#a2c11c" draw:secondary-fill-color="#d4ea6b" draw:opacity="100%" draw:textarea-horizontal-align="center" draw:textarea-vertical-align="middle" draw:auto-grow-height="false" draw:fit-to-size="false" style:shrink-to-fit="false" fo:min-height="4.701cm" fo:min-width="16.2cm" fo:padding-top="0.166cm" fo:padding-bottom="0.166cm" fo:padding-left="0.286cm" fo:padding-right="0.286cm" fo:wrap-option="wrap" draw:shadow="hidden" draw:shadow-offset-x="0.071cm" draw:shadow-offset-y="0.071cm" draw:shadow-color="#808080" draw:shadow-opacity="100%"/>
      <style:paragraph-properties style:writing-mode="lr-tb"/>
    </style:style>
    <style:style style:name="gr23" style:family="graphic" style:parent-style-name="standard">
      <style:graphic-properties draw:stroke="none" draw:fill="solid" draw:fill-color="#283739" draw:textarea-horizontal-align="justify" draw:textarea-vertical-align="middle" draw:auto-grow-height="false" fo:min-height="8.75cm" fo:min-width="15.5cm"/>
    </style:style>
    <style:style style:name="gr24" style:family="graphic" style:parent-style-name="standard">
      <style:graphic-properties draw:stroke="none" draw:fill-color="#a2c11c" draw:textarea-horizontal-align="justify" draw:textarea-vertical-align="middle" draw:auto-grow-height="false" fo:min-height="4.43cm" fo:min-width="4.289cm"/>
    </style:style>
    <style:style style:name="gr25" style:family="graphic" style:parent-style-name="standard">
      <style:graphic-properties draw:stroke="none" svg:stroke-color="#283739" draw:fill-color="#2c5d63" draw:textarea-horizontal-align="justify" draw:textarea-vertical-align="middle" draw:auto-grow-height="false" fo:min-height="2.043cm" fo:min-width="0.418cm"/>
    </style:style>
    <style:style style:name="gr26" style:family="graphic" style:parent-style-name="standard">
      <style:graphic-properties draw:stroke="none" svg:stroke-color="#283739" draw:fill-color="#2c5d63" draw:textarea-horizontal-align="justify" draw:textarea-vertical-align="middle" draw:auto-grow-height="false" fo:min-height="2.044cm" fo:min-width="0.418cm"/>
    </style:style>
    <style:style style:name="gr27" style:family="graphic" style:parent-style-name="standard">
      <style:graphic-properties draw:stroke="none" svg:stroke-color="#283739" draw:fill-color="#2c5d63" draw:textarea-horizontal-align="justify" draw:textarea-vertical-align="middle" draw:auto-grow-height="false" fo:min-height="2.044cm" fo:min-width="0.417cm"/>
    </style:style>
    <style:style style:name="gr28" style:family="graphic" style:parent-style-name="standard">
      <style:graphic-properties draw:stroke="none" svg:stroke-color="#283739" draw:fill-color="#2c5d63" draw:textarea-horizontal-align="justify" draw:textarea-vertical-align="middle" draw:auto-grow-height="false" fo:min-height="2.043cm" fo:min-width="0.833cm"/>
    </style:style>
    <style:style style:name="gr29" style:family="graphic" style:parent-style-name="standard">
      <style:graphic-properties draw:stroke="none" svg:stroke-color="#283739" draw:fill-color="#283739" draw:textarea-horizontal-align="justify" draw:textarea-vertical-align="middle" draw:auto-grow-height="false" fo:min-height="0.897cm" fo:min-width="0.952cm"/>
    </style:style>
    <style:style style:name="gr30" style:family="graphic" style:parent-style-name="standard">
      <style:graphic-properties draw:stroke="none" svg:stroke-color="#283739" draw:fill="solid" draw:fill-color="#a2c11c" draw:textarea-horizontal-align="justify" draw:textarea-vertical-align="middle" draw:auto-grow-height="false" fo:min-height="0.284cm" fo:min-width="0.34cm"/>
    </style:style>
    <style:style style:name="gr31" style:family="graphic" style:parent-style-name="standard">
      <style:graphic-properties draw:stroke="none" draw:fill="solid" draw:fill-color="#2c5d63" draw:textarea-horizontal-align="justify" draw:textarea-vertical-align="middle" draw:auto-grow-height="false" fo:min-height="8.75cm" fo:min-width="15.5cm"/>
    </style:style>
    <style:style style:name="gr32" style:family="graphic" style:parent-style-name="standard">
      <style:graphic-properties draw:stroke="none" draw:fill-color="#e0e0e0" draw:textarea-horizontal-align="justify" draw:textarea-vertical-align="middle" draw:auto-grow-height="false" fo:min-height="7.25cm" fo:min-width="6.75cm"/>
    </style:style>
    <style:style style:name="gr33" style:family="graphic" style:parent-style-name="standard">
      <style:graphic-properties draw:stroke="none" draw:fill="solid" draw:fill-color="#283739" draw:textarea-vertical-align="middle"/>
    </style:style>
    <style:style style:name="gr34" style:family="graphic" style:parent-style-name="standard">
      <style:graphic-properties draw:stroke="none" draw:fill="solid" draw:fill-color="#a2c11c" draw:textarea-vertical-align="middle"/>
    </style:style>
    <style:style style:name="gr35" style:family="graphic" style:parent-style-name="standard">
      <style:graphic-properties draw:stroke="none" draw:fill-color="#283739" draw:textarea-horizontal-align="justify" draw:textarea-vertical-align="middle" draw:auto-grow-height="false" fo:min-height="0.25cm" fo:min-width="6.75cm"/>
    </style:style>
    <style:style style:name="gr36" style:family="graphic" style:parent-style-name="standard">
      <style:graphic-properties draw:stroke="none" draw:fill-color="#283739" draw:textarea-vertical-align="middle"/>
    </style:style>
    <style:style style:name="gr37" style:family="graphic" style:parent-style-name="standard">
      <style:graphic-properties draw:textarea-vertical-align="middle"/>
    </style:style>
    <style:style style:name="gr38" style:family="graphic" style:parent-style-name="standard">
      <style:graphic-properties draw:stroke="none" draw:fill-color="#283739" draw:textarea-horizontal-align="justify" draw:textarea-vertical-align="middle" draw:auto-grow-height="false" fo:min-height="2.78cm" fo:min-width="1.832cm"/>
    </style:style>
    <style:style style:name="gr39" style:family="graphic" style:parent-style-name="standard">
      <style:graphic-properties draw:stroke="none" draw:textarea-horizontal-align="justify" draw:textarea-vertical-align="middle" draw:auto-grow-height="false" fo:min-height="2.315cm" fo:min-width="1.364cm"/>
    </style:style>
    <style:style style:name="gr40" style:family="graphic" style:parent-style-name="standard">
      <style:graphic-properties draw:stroke="none" draw:fill-color="#283739" draw:textarea-horizontal-align="justify" draw:textarea-vertical-align="middle" draw:auto-grow-height="false" fo:min-height="2.781cm" fo:min-width="1.832cm"/>
    </style:style>
    <style:style style:name="P1" style:family="paragraph">
      <loext:graphic-properties draw:fill="solid" draw:fill-color="#283739"/>
      <style:paragraph-properties fo:text-align="center"/>
    </style:style>
    <style:style style:name="P2" style:family="paragraph">
      <loext:graphic-properties draw:fill="solid" draw:fill-color="#2c5d63"/>
      <style:paragraph-properties fo:text-align="center"/>
    </style:style>
    <style:style style:name="P3" style:family="paragraph">
      <loext:graphic-properties draw:fill="solid" draw:fill-color="#a2c11c"/>
      <style:paragraph-properties fo:text-align="center"/>
    </style:style>
    <style:style style:name="P4" style:family="paragraph">
      <loext:graphic-properties draw:fill="solid" draw:fill-color="#e0e0e0"/>
      <style:paragraph-properties fo:text-align="center"/>
    </style:style>
    <style:style style:name="P5" style:family="paragraph">
      <loext:graphic-properties draw:fill-color="#e0e0e0"/>
      <style:paragraph-properties fo:text-align="center"/>
    </style:style>
    <style:style style:name="P6" style:family="paragraph">
      <loext:graphic-properties draw:fill-color="#2c5d63"/>
      <style:paragraph-properties fo:text-align="center"/>
    </style:style>
    <style:style style:name="P7" style:family="paragraph">
      <loext:graphic-properties draw:fill-color="#283739"/>
      <style:paragraph-properties fo:text-align="center"/>
    </style:style>
    <style:style style:name="P8" style:family="paragraph">
      <loext:graphic-properties draw:fill-color="#a2c11c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Consola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 draw:fill-color="#2c5d63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Consola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solid" draw:fill-color="#a2c11c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Consola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Consola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5cm" svg:height="3.25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5cm" svg:height="3.25cm" svg:x="4.7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5cm" svg:height="3.25cm" svg:x="8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5cm" svg:height="3.25cm" svg:x="12.2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Predeterminado">
        <draw:custom-shape draw:style-name="gr5" draw:text-style-name="P5" draw:layer="layout" svg:width="12.25cm" svg:height="12cm" svg:x="1.75cm" svg:y="1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cm" svg:height="7.5cm" draw:transform="rotate (0.111526539202438) translate (5.684cm 0.0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cm" svg:height="7.5cm" draw:transform="rotate (0.917868653623818) translate (0.067cm 4.4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" draw:text-style-name="P5" draw:layer="layout" svg:width="1.749cm" svg:height="5.499cm" svg:x="6.5cm" svg:y="1.25cm" svg:viewBox="0 0 1750 5500" draw:points="1000,5250 0,2000 1000,4500 750,0 1500,4250 1750,1250 1750,5500">
          <text:p/>
        </draw:polygon>
        <draw:polygon draw:style-name="gr7" draw:text-style-name="P5" draw:layer="layout" svg:width="1.749cm" svg:height="5.499cm" draw:transform="rotate (0.872141027221566) translate (1.51751357406393cm 4.88922559431203cm)" svg:viewBox="0 0 1750 5500" draw:points="1000,5250 0,2000 1000,4500 750,0 1500,4250 1750,1250 1750,5500">
          <text:p/>
        </draw:polygon>
        <draw:custom-shape draw:style-name="gr6" draw:text-style-name="P6" draw:layer="layout" svg:width="3cm" svg:height="7.5cm" draw:transform="rotate (-0.634776248950338) translate (12.834cm 0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" draw:text-style-name="P5" draw:layer="layout" svg:width="1.749cm" svg:height="5.499cm" draw:transform="rotate (-0.746302788152776) translate (12.6419260589795cm 1.9096594104381cm)" svg:viewBox="0 0 1750 5500" draw:points="1000,5250 0,2000 1000,4500 750,0 1500,4250 1750,1250 1750,5500">
          <text:p/>
        </draw:polygon>
        <draw:custom-shape draw:style-name="gr6" draw:text-style-name="P6" draw:layer="layout" svg:width="3cm" svg:height="7.5cm" draw:transform="rotate (-1.73433367770677) translate (16.5cm 8.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" draw:text-style-name="P5" draw:layer="layout" svg:width="1.749cm" svg:height="5.499cm" draw:transform="rotate (-1.8458602169092) translate (15.1568000884204cm 8.50886176261665cm)" svg:viewBox="0 0 1750 5500" draw:points="1000,5250 0,2000 1000,4500 750,0 1500,4250 1750,1250 1750,5500">
          <text:p/>
        </draw:polygon>
        <draw:custom-shape draw:style-name="gr8" draw:text-style-name="P6" draw:layer="layout" svg:width="4.364cm" svg:height="7.5cm" draw:transform="rotate (-3.09464329671115) translate (10.711cm 15.7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" draw:text-style-name="P5" draw:layer="layout" svg:width="3.099cm" svg:height="5.502cm" draw:transform="skewX (-0.0462512251778497) rotate (2.9539697590004) translate (9.86828345903701cm 14.8561904741189cm)" svg:viewBox="0 0 3100 5503" draw:points="1772,5253 0,2001 1771,4502 1328,0 2657,4252 3099,1251 3100,5503">
          <text:p/>
        </draw:polygon>
        <draw:custom-shape draw:style-name="gr6" draw:text-style-name="P6" draw:layer="layout" svg:width="3cm" svg:height="7.5cm" draw:transform="rotate (1.88687545433107) translate (0.183cm 12.4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" draw:text-style-name="P5" draw:layer="layout" svg:width="1.749cm" svg:height="5.499cm" draw:transform="rotate (1.77534891512863) translate (1.31639528861084cm 11.1855633509717cm)" svg:viewBox="0 0 1750 5500" draw:points="1000,5250 0,2000 1000,4500 750,0 1500,4250 1750,1250 1750,5500">
          <text:p/>
        </draw:polygon>
        <draw:custom-shape draw:style-name="gr9" draw:text-style-name="P7" draw:layer="layout" svg:width="4.75cm" svg:height="3.75cm" draw:transform="rotate (0.243647963578408) translate (5.368cm 6.6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75cm" svg:height="1.75cm" draw:transform="rotate (0.158824961931484) translate (6.629cm 7.1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8" draw:layer="layout" svg:width="12.25cm" svg:height="12cm" svg:x="15.75cm" svg:y="9.5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3cm" svg:height="7.5cm" draw:transform="rotate (0.111526539202438) translate (19.684cm 7.8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3cm" svg:height="7.5cm" draw:transform="rotate (0.917868653623818) translate (14.067cm 12.2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7" draw:text-style-name="P5" draw:layer="layout" svg:width="1.749cm" svg:height="5.499cm" svg:x="20.5cm" svg:y="9.053cm" svg:viewBox="0 0 1750 5500" draw:points="1000,5250 0,2000 1000,4500 750,0 1500,4250 1750,1250 1750,5500">
            <text:p/>
          </draw:polygon>
          <draw:polygon draw:style-name="gr7" draw:text-style-name="P5" draw:layer="layout" svg:width="1.749cm" svg:height="5.499cm" draw:transform="rotate (0.872141027221566) translate (15.5175135740639cm 12.692225594312cm)" svg:viewBox="0 0 1750 5500" draw:points="1000,5250 0,2000 1000,4500 750,0 1500,4250 1750,1250 1750,5500">
            <text:p/>
          </draw:polygon>
          <draw:custom-shape draw:style-name="gr6" draw:text-style-name="P6" draw:layer="layout" svg:width="3cm" svg:height="7.5cm" draw:transform="rotate (-0.634776248950338) translate (26.834cm 8.30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7" draw:text-style-name="P5" draw:layer="layout" svg:width="1.749cm" svg:height="5.499cm" draw:transform="rotate (-0.746302788152776) translate (26.6419260589795cm 9.7126594104381cm)" svg:viewBox="0 0 1750 5500" draw:points="1000,5250 0,2000 1000,4500 750,0 1500,4250 1750,1250 1750,5500">
            <text:p/>
          </draw:polygon>
          <draw:custom-shape draw:style-name="gr6" draw:text-style-name="P6" draw:layer="layout" svg:width="3cm" svg:height="7.5cm" draw:transform="rotate (-1.73433367770677) translate (30.5cm 15.8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7" draw:text-style-name="P5" draw:layer="layout" svg:width="1.749cm" svg:height="5.499cm" draw:transform="rotate (-1.8458602169092) translate (29.1568000884204cm 16.3118617626166cm)" svg:viewBox="0 0 1750 5500" draw:points="1000,5250 0,2000 1000,4500 750,0 1500,4250 1750,1250 1750,5500">
            <text:p/>
          </draw:polygon>
          <draw:custom-shape draw:style-name="gr8" draw:text-style-name="P6" draw:layer="layout" svg:width="4.364cm" svg:height="7.5cm" draw:transform="rotate (-3.09464329671115) translate (24.711cm 23.54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7" draw:text-style-name="P5" draw:layer="layout" svg:width="3.099cm" svg:height="5.502cm" draw:transform="skewX (-0.0462512251778497) rotate (2.9539697590004) translate (23.868283459037cm 22.6591904741189cm)" svg:viewBox="0 0 3100 5503" draw:points="1772,5253 0,2001 1771,4502 1328,0 2657,4252 3099,1251 3100,5503">
            <text:p/>
          </draw:polygon>
          <draw:custom-shape draw:style-name="gr6" draw:text-style-name="P6" draw:layer="layout" svg:width="3cm" svg:height="7.5cm" draw:transform="rotate (1.88687545433107) translate (14.183cm 20.23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7" draw:text-style-name="P5" draw:layer="layout" svg:width="1.749cm" svg:height="5.499cm" draw:transform="rotate (1.77534891512863) translate (15.3163952886108cm 18.9885633509717cm)" svg:viewBox="0 0 1750 5500" draw:points="1000,5250 0,2000 1000,4500 750,0 1500,4250 1750,1250 1750,5500">
            <text:p/>
          </draw:polygon>
          <draw:custom-shape draw:style-name="gr9" draw:text-style-name="P7" draw:layer="layout" svg:width="4.75cm" svg:height="3.75cm" draw:transform="rotate (0.243647963578408) translate (19.368cm 14.4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2.75cm" svg:height="1.75cm" draw:transform="rotate (0.158824961931484) translate (20.629cm 14.98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Predeterminado">
        <draw:custom-shape draw:style-name="gr11" draw:text-style-name="P8" draw:layer="layout" svg:width="12.25cm" svg:height="12cm" svg:x="1.998cm" svg:y="4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2" draw:text-style-name="P6" draw:layer="layout" svg:width="5.321cm" svg:height="5.134cm" svg:x="1.999cm" svg:y="5.717cm" svg:viewBox="0 0 5322 5135" svg:d="M4486 2671c373 451 634 889 756 1270 123 382 104 692-56 902-160 209-455 309-855 290s-891-156-1424-397c-533-242-1089-580-1612-980-490-375-934-791-1295-1213v-1759c0-270 55-537 160-784 385 32 848 166 1347 393 533 241 1088 579 1611 979s995 848 1368 1299z">
          <text:p/>
        </draw:path>
        <draw:polygon draw:style-name="gr7" draw:text-style-name="P5" draw:layer="layout" svg:width="1.749cm" svg:height="5.499cm" draw:transform="rotate (0.872141027221566) translate (1.76551357406393cm 7.63922559431203cm)" svg:viewBox="0 0 1750 5500" draw:points="1000,5250 0,2000 1000,4500 750,0 1500,4250 1750,1250 1750,5500">
          <text:p/>
        </draw:polygon>
        <draw:path draw:style-name="gr12" draw:text-style-name="P6" draw:layer="layout" svg:width="4.71cm" svg:height="5.778cm" svg:x="9.535cm" svg:y="4.529cm" svg:viewBox="0 0 4711 5779" svg:d="M2465 4911c-444 381-877 650-1256 780s-690 116-902-40-318-449-306-850c11-400 140-894 372-1431s559-1099 950-1629c390-530 830-1010 1274-1391 152-130 302-247 450-350 234 39 460 120 668 240 304 176 556 428 732 732 154 267 244 564 264 870-7 16-14 33-22 50-232 537-559 1099-950 1629-390 530-830 1009-1274 1390z">
          <text:p/>
        </draw:path>
        <draw:polygon draw:style-name="gr7" draw:text-style-name="P5" draw:layer="layout" svg:width="1.749cm" svg:height="5.499cm" draw:transform="rotate (-0.746302788152776) translate (12.8899260589795cm 4.6596594104381cm)" svg:viewBox="0 0 1750 5500" draw:points="1000,5250 0,2000 1000,4500 750,0 1500,4250 1750,1250 1750,5500">
          <text:p/>
        </draw:polygon>
        <draw:g>
          <draw:path draw:style-name="gr12" draw:text-style-name="P6" draw:layer="layout" svg:width="3.096cm" svg:height="5.623cm" svg:x="6.292cm" svg:y="4.501cm" svg:viewBox="0 0 3097 5624" svg:d="M3049 3611c-68 582-203 1073-393 1426-190 352-428 553-690 583-262 29-538-114-802-416-263-302-504-751-698-1303-195-552-335-1187-409-1842-73-654-76-1304-9-1886 7-58 15-116 23-173h2600c174 524 300 1116 369 1725 73 655 76 1305 9 1886z">
            <text:p/>
          </draw:path>
          <draw:polygon draw:style-name="gr13" draw:text-style-name="P5" draw:layer="layout" svg:width="1.749cm" svg:height="4.998cm" svg:x="6.748cm" svg:y="4.501cm" svg:viewBox="0 0 1750 4999" draw:points="1000,4749 0,1499 1000,3999 778,0 838,0 1500,3749 1750,749 1750,4999">
            <text:p/>
          </draw:polygon>
        </draw:g>
        <draw:path draw:style-name="gr12" draw:text-style-name="P6" draw:layer="layout" svg:width="5.155cm" svg:height="3.202cm" svg:x="9.094cm" svg:y="10.058cm" svg:viewBox="0 0 5156 3203" svg:d="M1647 2578c-541-222-978-486-1265-765-288-279-417-562-374-822s256-487 618-659c362-171 860-281 1444-318s1233 0 1883 107c416 69 822 164 1203 283v2794c-533 19-1112-20-1692-116-649-107-1276-281-1817-504z">
          <text:p/>
        </draw:path>
        <draw:polygon draw:style-name="gr13" draw:text-style-name="P5" draw:layer="layout" svg:width="4.612cm" svg:height="1.887cm" svg:x="9.636cm" svg:y="10.716cm" svg:viewBox="0 0 4613 1888" draw:points="444,80 3844,0 1166,283 4613,1053 4613,1169 1271,832 4090,1888 0,734">
          <text:p/>
        </draw:polygon>
        <draw:path draw:style-name="gr14" draw:text-style-name="P6" draw:layer="layout" svg:width="4.373cm" svg:height="5.401cm" svg:x="6.415cm" svg:y="11.1cm" svg:viewBox="0 0 4374 5402" svg:d="M211 1963c165-578 418-1064 734-1408 316-345 683-536 1066-554s767 138 1114 451 644 773 862 1334c218 560 349 1202 380 1859 29 609-29 1212-169 1757h-3919c-154-482-247-1012-272-1552-31-657 40-1308 204-1887z">
          <text:p/>
        </draw:path>
        <draw:polygon draw:style-name="gr13" draw:text-style-name="P5" draw:layer="layout" svg:width="3.149cm" svg:height="4.927cm" svg:x="7.248cm" svg:y="11.574cm" svg:viewBox="0 0 3150 4928" draw:points="1869,496 3150,4049 1763,1239 1601,4928 1428,4928 858,1322 0,4214 599,0">
          <text:p/>
        </draw:polygon>
        <draw:path draw:style-name="gr12" draw:text-style-name="P6" draw:layer="layout" svg:width="5.124cm" svg:height="3.67cm" svg:x="1.999cm" svg:y="10.749cm" svg:viewBox="0 0 5125 3671" svg:d="M2908 24c583-52 1092-19 1476 95 383 115 628 307 710 558 82 250-2 550-244 869s-633 646-1135 948c-501 303-1094 569-1720 774-625 204-1262 340-1844 391-51 5-101 9-151 12v-2833c335-159 693-302 1063-423 626-204 1262-339 1845-391z">
          <text:p/>
        </draw:path>
        <draw:polygon draw:style-name="gr13" draw:text-style-name="P5" draw:layer="layout" svg:width="4.594cm" svg:height="2.423cm" svg:x="1.999cm" svg:y="11.105cm" svg:viewBox="0 0 4595 2424" draw:points="4503,785 1524,2424 3768,937 0,1940 0,1862 3422,499 434,863 4595,0">
          <text:p/>
        </draw:polygon>
        <draw:custom-shape draw:style-name="gr9" draw:text-style-name="P7" draw:layer="layout" svg:width="4.75cm" svg:height="3.75cm" draw:transform="rotate (0.243647963578408) translate (5.616cm 9.3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75cm" svg:height="1.75cm" draw:transform="rotate (0.158824961931484) translate (6.877cm 9.9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Predeterminado">
        <draw:custom-shape draw:style-name="gr15" draw:text-style-name="P8" draw:layer="layout" svg:width="8.698cm" svg:height="8.52cm" svg:x="2.531cm" svg:y="7.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2.129cm" svg:height="5.324cm" draw:transform="skewX (0.000174532925199421) rotate (0.111526539202438) translate (5.325cm 6.2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2.13cm" svg:height="5.325cm" draw:transform="skewX (-0.000698131700797752) rotate (0.917868653623818) translate (1.336cm 9.3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" draw:text-style-name="P5" draw:layer="layout" svg:width="1.242cm" svg:height="3.904cm" svg:x="5.904cm" svg:y="7.065cm" svg:viewBox="0 0 1243 3905" draw:points="710,3728 0,1420 710,3195 533,0 1065,3018 1243,888 1243,3905">
          <text:p/>
        </draw:polygon>
        <draw:polygon draw:style-name="gr7" draw:text-style-name="P5" draw:layer="layout" svg:width="1.243cm" svg:height="3.903cm" draw:transform="skewX (-0.000698131700797779) rotate (0.87091929674517) translate (2.36618382098635cm 9.64790398117111cm)" svg:viewBox="0 0 1244 3904" draw:points="711,3727 0,1421 711,3195 532,0 1066,3017 1242,887 1244,3904">
          <text:p/>
        </draw:polygon>
        <draw:custom-shape draw:style-name="gr17" draw:text-style-name="P6" draw:layer="layout" svg:width="2.13cm" svg:height="5.325cm" draw:transform="skewX (0.000174532925199498) rotate (-0.634776248950338) translate (10.401cm 6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" draw:text-style-name="P5" draw:layer="layout" svg:width="1.242cm" svg:height="3.904cm" draw:transform="skewX (-0.000174532925199374) rotate (-0.746651854003175) translate (10.2649331168017cm 7.53340739259606cm)" svg:viewBox="0 0 1243 3905" draw:points="710,3727 0,1420 710,3195 532,0 1065,3017 1242,887 1243,3905">
          <text:p/>
        </draw:polygon>
        <draw:custom-shape draw:name="Simple_0" draw:style-name="gr18" draw:text-style-name="P10" draw:layer="layout" svg:width="17.202cm" svg:height="4.323cm" svg:x="11.298cm" svg:y="12.458cm">
          <text:p text:style-name="P9"><text:span text:style-name="T1">SUCULENTA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7" draw:text-style-name="P6" draw:layer="layout" svg:width="2.13cm" svg:height="5.325cm" draw:transform="rotate (-1.73433367770677) translate (13.004cm 11.8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" draw:text-style-name="P5" draw:layer="layout" svg:width="1.242cm" svg:height="3.904cm" draw:transform="skewX (0.00052359877559828) rotate (-1.84551115105881) translate (12.04995961827cm 12.2190501801746cm)" svg:viewBox="0 0 1243 3905" draw:points="710,3728 0,1420 710,3195 532,0 1065,3018 1242,888 1243,3905">
          <text:p/>
        </draw:polygon>
        <draw:custom-shape draw:style-name="gr19" draw:text-style-name="P6" draw:layer="layout" svg:width="3.097cm" svg:height="5.325cm" draw:transform="skewX (0.000174532925199438) rotate (-3.09464329671115) translate (8.893cm 17.3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" draw:text-style-name="P5" draw:layer="layout" svg:width="2.2cm" svg:height="3.906cm" draw:transform="skewX (-0.0466002910282486) rotate (2.95362069315) translate (8.29527006370588cm 16.7258426205011cm)" svg:viewBox="0 0 2201 3907" draw:points="1258,3729 0,1421 1258,3197 943,0 1886,3019 2200,888 2201,3907">
          <text:p/>
        </draw:polygon>
        <draw:custom-shape draw:style-name="gr17" draw:text-style-name="P6" draw:layer="layout" svg:width="2.13cm" svg:height="5.325cm" draw:transform="rotate (1.88687545433107) translate (1.418cm 15.0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" draw:text-style-name="P5" draw:layer="layout" svg:width="1.242cm" svg:height="3.904cm" draw:transform="skewX (-0.000523598775598321) rotate (1.77499984927823) translate (2.22327550101991cm 14.1196222425697cm)" svg:viewBox="0 0 1243 3905" draw:points="710,3727 0,1420 710,3195 533,0 1065,3017 1243,887 1242,3905">
          <text:p/>
        </draw:polygon>
        <draw:custom-shape draw:style-name="gr20" draw:text-style-name="P7" draw:layer="layout" svg:width="3.373cm" svg:height="2.662cm" draw:transform="skewX (0.000349065850398838) rotate (0.243647963578408) translate (5.1cm 10.8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953cm" svg:height="1.242cm" draw:transform="rotate (0.158824961931484) translate (5.995cm 11.2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imple" draw:style-name="gr22" draw:text-style-name="P11" draw:layer="layout" svg:width="16.771cm" svg:height="5.032cm" svg:x="11.537cm" svg:y="6.958cm">
          <text:p text:style-name="P9"><text:span text:style-name="T1">MARI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5" draw:style-name="dp1" draw:master-page-name="Predeterminado">
        <draw:custom-shape draw:style-name="gr23" draw:text-style-name="P1" draw:layer="layout" svg:width="16cm" svg:height="9cm" svg:x="-1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4" draw:text-style-name="P8" draw:layer="layout" svg:width="5.295cm" svg:height="5.186cm" svg:x="4.224cm" svg:y="3.46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6" draw:layer="layout" svg:width="1.296cm" svg:height="3.241cm" draw:transform="skewX (-0.000349065850398846) rotate (0.111526539202438) translate (5.924cm 2.7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6" draw:layer="layout" svg:width="1.296cm" svg:height="3.241cm" draw:transform="skewX (0.000698131700797823) rotate (0.917868653623818) translate (3.497cm 4.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7" draw:text-style-name="P5" draw:layer="layout" svg:width="0.755cm" svg:height="2.376cm" svg:x="6.277cm" svg:y="3.248cm" svg:viewBox="0 0 756 2377" draw:points="432,2269 0,864 432,1945 324,0 648,1837 756,540 756,2377">
            <text:p/>
          </draw:polygon>
          <draw:polygon draw:style-name="gr7" draw:text-style-name="P5" draw:layer="layout" svg:width="0.756cm" svg:height="2.376cm" draw:transform="skewX (0.000698131700797633) rotate (0.872490093071965) translate (4.12425188287356cm 4.82090605068907cm)" svg:viewBox="0 0 757 2377" draw:points="433,2269 0,864 433,1945 324,0 649,1837 756,540 757,2377">
            <text:p/>
          </draw:polygon>
          <draw:custom-shape draw:style-name="gr26" draw:text-style-name="P6" draw:layer="layout" svg:width="1.296cm" svg:height="3.242cm" draw:transform="skewX (-0.000698131700797738) rotate (-0.634776248950338) translate (9.015cm 2.9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7" draw:text-style-name="P5" draw:layer="layout" svg:width="0.755cm" svg:height="2.376cm" draw:transform="skewX (-0.0010471975511965) rotate (-0.747175452778773) translate (8.93178784843166cm 3.53304877933297cm)" svg:viewBox="0 0 756 2377" draw:points="432,2269 0,865 432,1945 324,0 648,1836 756,540 756,2377">
            <text:p/>
          </draw:polygon>
          <draw:custom-shape draw:style-name="gr27" draw:text-style-name="P6" draw:layer="layout" svg:width="1.297cm" svg:height="3.242cm" draw:transform="skewX (-0.000872664625997195) rotate (-1.73433367770677) translate (10.6cm 6.1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7" draw:text-style-name="P5" draw:layer="layout" svg:width="0.756cm" svg:height="2.376cm" draw:transform="rotate (-1.84655834861) translate (10.0186351859856cm 6.38603660338829cm)" svg:viewBox="0 0 757 2377" draw:points="433,2269 0,865 433,1945 324,0 649,1837 756,540 757,2377">
            <text:p/>
          </draw:polygon>
          <draw:custom-shape draw:style-name="gr28" draw:text-style-name="P6" draw:layer="layout" svg:width="1.885cm" svg:height="3.243cm" draw:transform="rotate (-3.09464329671115) translate (8.097cm 9.5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7" draw:text-style-name="P5" draw:layer="layout" svg:width="1.339cm" svg:height="2.377cm" draw:transform="skewX (-0.0471238898038469) rotate (2.9532716272996) translate (7.73308912746211cm 9.12900070222413cm)" svg:viewBox="0 0 1340 2378" draw:points="766,2270 0,865 765,1945 574,0 1148,1837 1339,540 1340,2378">
            <text:p/>
          </draw:polygon>
          <draw:custom-shape draw:style-name="gr25" draw:text-style-name="P6" draw:layer="layout" svg:width="1.296cm" svg:height="3.241cm" draw:transform="skewX (0.000349065850398887) rotate (1.88687545433107) translate (3.547cm 8.08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7" draw:text-style-name="P5" draw:layer="layout" svg:width="0.757cm" svg:height="2.376cm" draw:transform="skewX (0.000872664625997184) rotate (1.77534891512863) translate (4.03689901398842cm 7.54146946075202cm)" svg:viewBox="0 0 758 2377" draw:points="433,2269 0,864 433,1945 323,0 649,1837 756,540 758,2377">
            <text:p/>
          </draw:polygon>
          <draw:custom-shape draw:style-name="gr29" draw:text-style-name="P7" draw:layer="layout" svg:width="2.052cm" svg:height="1.621cm" draw:transform="skewX (-0.000698131700797687) rotate (0.243647963578408) translate (5.788cm 5.5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" draw:layer="layout" svg:width="1.188cm" svg:height="0.754cm" draw:transform="skewX (0.00139626340159545) rotate (0.158824961931484) translate (6.333cm 5.8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1" draw:text-style-name="P2" draw:layer="layout" svg:width="16cm" svg:height="9cm" svg:x="-1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" draw:layer="layout" svg:width="7.25cm" svg:height="7.5cm" svg:x="3.25cm" svg:y="11.6cm">
          <text:p/>
          <draw:enhanced-geometry svg:viewBox="0 0 21600 21600" draw:type="rectangle" draw:enhanced-path="M 0 0 L 21600 0 21600 21600 0 21600 0 0 Z N"/>
        </draw:custom-shape>
        <draw:polygon draw:style-name="gr33" draw:text-style-name="P1" draw:layer="layout" svg:width="7.249cm" svg:height="6.213cm" svg:x="3.25cm" svg:y="12.35cm" svg:viewBox="0 0 7250 6214" draw:points="0,6214 0,1036 1864,0 3314,1243 3314,2071 5179,621 7250,1657 7250,6214">
          <text:p/>
        </draw:polygon>
        <draw:polygon draw:style-name="gr34" draw:text-style-name="P3" draw:layer="layout" svg:width="6.835cm" svg:height="5.799cm" svg:x="3.457cm" svg:y="12.764cm" svg:viewBox="0 0 6836 5800" draw:points="0,5800 0,829 1450,0 1450,5800 5179,5800 5179,621 6836,1450 6836,5800">
          <text:p/>
        </draw:polygon>
        <draw:polygon draw:style-name="gr33" draw:text-style-name="P1" draw:layer="layout" svg:width="0.413cm" svg:height="4.97cm" svg:x="3.871cm" svg:y="13.593cm" svg:viewBox="0 0 414 4971" draw:points="0,4971 0,207 414,0 414,4971">
          <text:p/>
        </draw:polygon>
        <draw:polygon draw:style-name="gr33" draw:text-style-name="P1" draw:layer="layout" svg:width="0.413cm" svg:height="4.556cm" svg:x="9.257cm" svg:y="14.007cm" svg:viewBox="0 0 414 4557" draw:points="0,4557 0,0 414,207 414,4557">
          <text:p/>
        </draw:polygon>
        <draw:custom-shape draw:style-name="gr35" draw:text-style-name="P7" draw:layer="layout" svg:width="7.25cm" svg:height="0.5cm" svg:x="3.25cm" svg:y="18.9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6cm" svg:height="9cm" svg:x="15.2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16cm" svg:height="9cm" svg:x="15.2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36" draw:text-style-name="P7" draw:layer="layout" svg:width="7.249cm" svg:height="3.954cm" svg:x="19.75cm" svg:y="6.046cm" svg:viewBox="0 0 7250 3955" draw:points="2636,0 2307,659 1977,989 989,1318 330,1648 0,2307 0,3295 3625,3955 7250,3295 7250,2307 6920,1648 6261,1318 5273,989 4943,659 4614,0">
            <text:p/>
          </draw:polygon>
          <draw:polygon draw:style-name="gr37" draw:text-style-name="P12" draw:layer="layout" svg:width="2.635cm" svg:height="1.647cm" svg:x="22.057cm" svg:y="6.046cm" svg:viewBox="0 0 2636 1648" draw:points="0,989 330,659 659,0 1977,0 2307,659 2636,989 2307,1318 1318,1648 330,1318">
            <text:p/>
          </draw:polygon>
          <draw:custom-shape draw:style-name="gr38" draw:text-style-name="P7" draw:layer="layout" svg:width="3.296cm" svg:height="4.284cm" svg:x="21.727cm" svg:y="2.4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9" draw:text-style-name="P12" draw:layer="layout" svg:width="2.636cm" svg:height="3.625cm" svg:x="22.057cm" svg:y="2.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olygon draw:style-name="gr36" draw:text-style-name="P7" draw:layer="layout" svg:width="3.954cm" svg:height="2.635cm" svg:x="21.398cm" svg:y="2.091cm" svg:viewBox="0 0 3955 2636" draw:points="330,2636 0,1318 330,659 989,330 1977,0 2966,330 3295,659 3625,659 3955,330 3955,989 3625,1648 2966,1977 2307,1648 989,1318 989,1977">
            <text:p/>
          </draw:polygon>
        </draw:g>
        <draw:g>
          <draw:polygon draw:style-name="gr36" draw:text-style-name="P7" draw:layer="layout" svg:width="7.249cm" svg:height="3.954cm" svg:x="19.75cm" svg:y="15.227cm" svg:viewBox="0 0 7250 3955" draw:points="2636,0 2307,659 1977,989 989,1318 330,1648 0,2307 0,3295 3625,3955 7250,3295 7250,2307 6920,1648 6261,1318 5273,989 4943,659 4614,0">
            <text:p/>
          </draw:polygon>
          <draw:polygon draw:style-name="gr36" draw:text-style-name="P7" draw:layer="layout" svg:width="4.613cm" svg:height="4.942cm" svg:x="21.068cm" svg:y="11.602cm" svg:viewBox="0 0 4614 4943" draw:points="0,4943 330,4284 330,1977 659,989 1648,0 2966,0 3955,989 4284,1977 4284,4284 4614,4943">
            <text:p/>
          </draw:polygon>
          <draw:polygon draw:style-name="gr37" draw:text-style-name="P12" draw:layer="layout" svg:width="2.635cm" svg:height="1.647cm" svg:x="22.057cm" svg:y="15.227cm" svg:viewBox="0 0 2636 1648" draw:points="0,989 330,659 659,0 1977,0 2307,659 2636,989 2307,1318 1318,1648 330,1318">
            <text:p/>
          </draw:polygon>
          <draw:custom-shape draw:style-name="gr40" draw:text-style-name="P7" draw:layer="layout" svg:width="3.296cm" svg:height="4.285cm" svg:x="21.727cm" svg:y="11.6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9" draw:text-style-name="P12" draw:layer="layout" svg:width="2.636cm" svg:height="3.625cm" svg:x="22.057cm" svg:y="11.93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olygon draw:style-name="gr36" draw:text-style-name="P7" draw:layer="layout" svg:width="2.965cm" svg:height="1.647cm" svg:x="22.057cm" svg:y="11.932cm" svg:viewBox="0 0 2966 1648" draw:points="0,989 659,659 989,659 2636,1648 2966,989 1977,0 659,0 0,659">
            <text:p/>
          </draw:polygon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2" svg:font-family="Consolas" style:font-family-generic="modern" style:font-pitch="fixed"/>
    <style:font-face style:name="Consolas" svg:font-family="Consolas" style:font-adornments="Negrita" style:font-family-generic="modern" style:font-pitch="fixed"/>
    <style:font-face style:name="Arial3" svg:font-family="Arial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1" svg:font-family="Arial" style:font-family-generic="modern" style:font-pitch="variable"/>
    <style:font-face style:name="Consolas1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08T13:26:38.469000000</meta:creation-date>
    <dc:date>2023-01-10T13:56:36.273000000</dc:date>
    <meta:editing-duration>PT26M24S</meta:editing-duration>
    <meta:editing-cycles>9</meta:editing-cycles>
    <meta:generator>LibreOffice/7.0.4.2$Windows_x86 LibreOffice_project/dcf040e67528d9187c66b2379df5ea4407429775</meta:generator>
    <meta:document-statistic meta:object-count="107"/>
  </office:meta>
</office:document-meta>
</file>